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200000098A2D227346776BAE3.png" manifest:media-type="image/png"/>
  <manifest:file-entry manifest:full-path="Pictures/1000020100000422000000B23D84CA4887769A86.png" manifest:media-type="image/png"/>
  <manifest:file-entry manifest:full-path="Pictures/1000020100000422000000A27FB2C61D57CC8B3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LCPC Training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Brief Star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oing over the basic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twise operations (included in 2 questions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7FB2C61D57CC8B34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3D84CA4887769A86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A2D227346776BAE3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5T14:34:03.026137323</meta:creation-date>
    <meta:editing-duration>PT2M16S</meta:editing-duration>
    <meta:editing-cycles>2</meta:editing-cycles>
    <meta:generator>LibreOffice/6.4.1.2$Linux_X86_64 LibreOffice_project/40$Build-2</meta:generator>
    <dc:title>Beehive</dc:title>
    <dc:date>2020-04-25T14:36:19.054725338</dc:date>
    <meta:document-statistic meta:object-count="43"/>
  </office:meta>
</office:document-meta>
</file>